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39.51mm"/>
    </style:style>
    <style:style style:name="co9" style:family="table-column">
      <style:table-column-properties fo:break-before="auto" style:column-width="31.87mm"/>
    </style:style>
    <style:style style:name="co10" style:family="table-column">
      <style:table-column-properties fo:break-before="auto" style:column-width="97.0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7.25mm"/>
    </style:style>
    <style:style style:name="co13" style:family="table-column">
      <style:table-column-properties fo:break-before="auto" style:column-width="51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roduct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99pt solid #000000" style:rotation-align="non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color="#0000ff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fo:border="0.99pt solid #000000" style:rotation-align="none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5pt solid #000000" fo:border-left="3pt solid #000000" fo:border-right="1.5pt solid #000000" fo:border-top="1.5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style:text-position="" fo:font-size="12pt" style:font-size-asian="12pt" style:font-size-complex="12pt"/>
    </style:style>
    <style:style style:name="ce21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1.5pt solid #000000" fo:border-left="3pt solid #000000" fo:border-right="1.5pt solid #000000" fo:border-top="1.5pt solid #000000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 style:text-position="" fo:font-size="12pt" style:font-size-asian="12pt" style:font-size-complex="12pt"/>
    </style:style>
    <style:style style:name="ce24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27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2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3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start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diagonal-bl-tr="none" style:diagonal-tl-br="none" fo:border="0.99pt solid #000000" style:rotation-align="none"/>
      <style:text-properties fo:color="#ff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99pt solid #000000" style:rotation-align="none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66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 fo:font-size="12pt" style:font-size-asian="12pt" style:font-size-complex="12pt"/>
    </style:style>
    <style:style style:name="ce69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78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1.76pt solid #000000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1.76pt solid #000000" fo:border-left="2.24pt solid #000000" fo:border-right="1.76pt solid #000000" fo:border-top="1.76pt solid #000000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1.76pt solid #000000" style:text-align-source="fix" style:repeat-content="false" fo:border-left="2.24pt solid #000000" fo:border-right="2.24pt solid #000000" fo:border-top="1.76pt solid #000000" style:vertical-align="middl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1.76pt solid #000000" fo:background-color="#ffff00" style:text-align-source="fix" style:repeat-content="false" fo:border-left="2.24pt solid #000000" fo:border-right="2.24pt solid #000000" fo:border-top="1.76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88" style:family="table-cell" style:parent-style-name="Default">
      <style:table-cell-properties fo:border-bottom="1.76pt solid #000000" style:text-align-source="fix" style:repeat-content="false" fo:border-left="2.24pt solid #000000" fo:border-right="1.76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1.76pt solid #000000" fo:border-left="2.24pt solid #000000" fo:border-right="1.76pt solid #000000" fo:border-top="1.76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1.76pt solid #000000" fo:border-left="2.24pt solid #000000" fo:border-right="1.76pt solid #000000" fo:border-top="1.76pt solid #000000"/>
      <style:text-properties fo:color="#000000" fo:font-size="12pt" style:font-size-asian="12pt" style:font-size-complex="12pt"/>
    </style:style>
    <style:style style:name="ce91" style:family="table-cell" style:parent-style-name="Default">
      <style:table-cell-properties fo:border-bottom="1.76pt solid #000000" style:text-align-source="fix" style:repeat-content="false" fo:border-left="2.24pt solid #000000" fo:border-right="2.24pt solid #000000" fo:border-top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1.76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2.24pt solid #000000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2.24pt solid #000000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</style:style>
    <style:style style:name="ce99" style:family="table-cell" style:parent-style-name="Default" style:data-style-name="N37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100" style:family="table-cell" style:parent-style-name="Default" style:data-style-name="N37">
      <style:table-cell-properties style:text-align-source="fix" style:repeat-content="false" fo:border="1.7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2.24pt solid #000000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1.76pt solid #000000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start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2.24pt solid #000000" style:text-align-source="fix" style:repeat-content="false" fo:border-left="1.76pt solid #000000" fo:border-right="2.24pt solid #000000" fo:border-top="1.7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Backlo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 table:default-cell-style-name="ce6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EPIC: Software para controle interno - Difoccus Produções</text:p>
          </table:table-cell>
          <table:covered-table-cell table:number-columns-repeated="4" table:style-name="ce2"/>
          <table:table-cell table:style-name="ce11"/>
          <table:table-cell table:style-name="ce13" office:value-type="string" calcext:value-type="string">
            <text:p>Sprint 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5" table:number-rows-spanned="1">
            <text:p>CHAPTER 1: AUTENTICAÇÃO</text:p>
          </table:table-cell>
          <table:covered-table-cell table:number-columns-repeated="4" table:style-name="ce3"/>
          <table:table-cell/>
          <table:table-cell table:style-name="ce14" office:value-type="string" calcext:value-type="string">
            <text:p>Sprint 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fetuar Login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fetuar Logoff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Esqueci minha senha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2: FUNCIONÁRIOS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1018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dastrar funcionári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Listar funcionári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Visualizar funcionári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Buscar funcionári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Editar funcionári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xcluir funcionári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/>
          <table:table-cell table:style-name="ce9"/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Gerar relatório de funcionári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5" table:number-rows-spanned="1">
            <text:p>CHAPTER 3: CONTRATOS</text:p>
          </table:table-cell>
          <table:covered-table-cell table:number-columns-repeated="4" table:style-name="ce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4"/>
          <table:table-cell table:style-name="Default"/>
          <table:table-cell table:style-name="ce12" table:number-columns-repeated="1013"/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Cadastrar contrat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Listar contrat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Visualizar contrat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Buscar contrat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Editar contrat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Excluir contrat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Gerar relatório de contrat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4: FORMANDOS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1018"/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Cadastrar formand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Listar formand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Visualizar formand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Buscar formand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Editar formand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5"/>
          <table:table-cell table:style-name="ce16"/>
          <table:table-cell table:number-columns-repeated="10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Excluir formand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Gerar relatório de formand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5" table:number-rows-spanned="1">
            <text:p>CHAPTER 5: INFRAESTRUTURA</text:p>
          </table:table-cell>
          <table:covered-table-cell table:number-columns-repeated="4" table:style-name="ce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5"/>
          <table:table-cell table:style-name="Default"/>
          <table:table-cell table:style-name="ce12" table:number-columns-repeated="1012"/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 office:value-type="string" calcext:value-type="string">
            <text:p>Criar repositório do projeto no GitHub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 office:value-type="string" calcext:value-type="string">
            <text:p>Criar projeto no NetBean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 table:number-rows-repeated="14">
          <table:table-cell table:style-name="ce5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6"/>
        <table:table-row table:style-name="ro1">
          <table:table-cell table:style-name="ce17" office:value-type="string" calcext:value-type="string" table:number-columns-spanned="4" table:number-rows-spanned="1">
            <text:p>SPRINT 1</text:p>
          </table:table-cell>
          <table:covered-table-cell table:number-columns-repeated="2" table:style-name="ce26"/>
          <table:covered-table-cell table:style-name="ce34"/>
          <table:table-cell table:number-columns-repeated="1020"/>
        </table:table-row>
        <table:table-row table:style-name="ro1">
          <table:table-cell table:style-name="ce18" office:value-type="string" calcext:value-type="string">
            <text:p>Início:</text:p>
          </table:table-cell>
          <table:table-cell table:style-name="ce27" office:value-type="string" calcext:value-type="string" table:number-columns-spanned="3" table:number-rows-spanned="1">
            <text:p>12 de Setembro de 2016</text:p>
          </table:table-cell>
          <table:covered-table-cell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18" office:value-type="string" calcext:value-type="string">
            <text:p>Final:</text:p>
          </table:table-cell>
          <table:table-cell table:style-name="ce27" office:value-type="string" calcext:value-type="string" table:number-columns-spanned="3" table:number-rows-spanned="1">
            <text:p>10 e 13 de Outubro de 2016</text:p>
          </table:table-cell>
          <table:covered-table-cell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25 – Criar repositório do projeto no GitHub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alizar Treinamento no Git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09-15" calcext:value-type="date">
            <text:p>15/09/16</text:p>
          </table:table-cell>
          <table:table-cell table:style-name="ce35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nstalar o Git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09-15" calcext:value-type="date">
            <text:p>15/09/16</text:p>
          </table:table-cell>
          <table:table-cell table:style-name="ce35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Definir a estrutura de pastas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o repositório do projeto e compartilhar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Organizar os documentos do projeto nas pastas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26 – Criar projeto no NetBeans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o projeto no NetBeans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Gravar o projeto no repositório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4 - Cadastr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a interface HTML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finir estilo utilizando PrimeFace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cliente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servidor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classes de acesso ao BD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o script do BD – tabela funcionário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cadastr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28" table:number-columns-repeated="2"/>
          <table: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5 - Listar funcionários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r a interface HTML para listagem de funcionário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listagem de funcionários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6 – Visualiz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r a interface HTML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8" calcext:value-type="date">
            <text:p>28/09/16</text:p>
          </table:table-cell>
          <table:table-cell table:style-name="ce37" office:value-type="string" calcext:value-type="string">
            <text:p>Inclusão do botão visualizar na página Listar funcionários. 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Desabilitar os campos no HTML para bloqueio de ediçã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visualizaçã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4" table:number-columns-spanned="4" table:number-rows-spanned="1"/>
          <table:covered-table-cell table:number-columns-repeated="2" table:style-name="ce29"/>
          <table:covered-table-cell table:style-name="ce36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7 – Busc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Buscar funcionário (Controle e DAO)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funcionário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busca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8 – Edit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ditar funcionári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funcionári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diçã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9 – Exclui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xcluir funcionári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funcionári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xclusã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1 - Cadastr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a interface HTML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cliente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servidor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classes de acesso ao BD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o script do BD – tabela contratos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cadastro de contrato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2 - Listar contratos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r a interface HTML para listagem de contratos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listagem de contratos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3 – Visualiz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r a interface HTML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7" office:value-type="string" calcext:value-type="string">
            <text:p>Inclusão do botão visualizar na página Listar contratos. 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Desabilitar os campos no HTML para bloqueio de ediçã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visualização de contrat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4" table:number-columns-spanned="4" table:number-rows-spanned="1"/>
          <table:covered-table-cell table:number-columns-repeated="2" table:style-name="ce29"/>
          <table:covered-table-cell table:style-name="ce36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4 – Busc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Buscar contrato (Controle e DAO)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4" calcext:value-type="date">
            <text:p>04/10/16</text:p>
          </table:table-cell>
          <table:table-cell table:style-name="ce35" office:value-type="string" calcext:value-type="string">
            <text:p>Tarefa realizada no dia 04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contrato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4" calcext:value-type="date">
            <text:p>04/10/16</text:p>
          </table:table-cell>
          <table:table-cell table:style-name="ce35" office:value-type="string" calcext:value-type="string">
            <text:p>Tarefa realizada no dia 04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busca de contrat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5 – Edit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ditar contrat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contrat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dição de contrat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6 – Exclui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xcluir contrat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contrat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xclusão de contratos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5" table:number-columns-spanned="4" table:number-rows-spanned="1"/>
          <table:covered-table-cell table:number-columns-repeated="2" table:style-name="ce31"/>
          <table:covered-table-cell table:style-name="ce38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2">
        <office:forms form:automatic-focus="false" form:apply-design-mode="false"/>
        <table:table-column table:style-name="co12" table:default-cell-style-name="ce51"/>
        <table:table-column table:style-name="co8" table:default-cell-style-name="ce50"/>
        <table:table-column table:style-name="co13" table:default-cell-style-name="ce50"/>
        <table:table-column table:style-name="co10" table:default-cell-style-name="ce50"/>
        <table:table-column table:style-name="co11" table:number-columns-repeated="1020" table:default-cell-style-name="ce51"/>
        <table:table-row table:style-name="ro1">
          <table:table-cell table:style-name="ce84" office:value-type="string" calcext:value-type="string" table:number-columns-spanned="4" table:number-rows-spanned="1">
            <text:p>SPRINT 2</text:p>
          </table:table-cell>
          <table:covered-table-cell table:number-columns-repeated="2" table:style-name="ce93"/>
          <table:covered-table-cell table:style-name="ce101"/>
          <table:table-cell table:number-columns-repeated="1020"/>
        </table:table-row>
        <table:table-row table:style-name="ro1">
          <table:table-cell table:style-name="ce85" office:value-type="string" calcext:value-type="string">
            <text:p>Início:</text:p>
          </table:table-cell>
          <table:table-cell table:style-name="ce94" office:value-type="string" calcext:value-type="string" table:number-columns-spanned="3" table:number-rows-spanned="1">
            <text:p>07 de Novembro de 2016</text:p>
          </table:table-cell>
          <table:covered-table-cell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5" office:value-type="string" calcext:value-type="string">
            <text:p>Final:</text:p>
          </table:table-cell>
          <table:table-cell table:style-name="ce94" office:value-type="string" calcext:value-type="string" table:number-columns-spanned="3" table:number-rows-spanned="1">
            <text:p>28 de Novembro e 01 de Dezembro de 2016</text:p>
          </table:table-cell>
          <table:covered-table-cell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Refinamento Sprint Anterior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mento da sprint anterior conforme orientação Product Owner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05" calcext:value-type="date">
            <text:p>05/11/16</text:p>
          </table:table-cell>
          <table:table-cell table:style-name="ce80" office:value-type="string" calcext:value-type="string">
            <text:p>Tarefa realizada no dia 0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Testar o refinamento da sprint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06" calcext:value-type="date">
            <text:p>06/11/16</text:p>
          </table:table-cell>
          <table:table-cell table:style-name="ce80" office:value-type="string" calcext:value-type="string">
            <text:p>Tarefa realizada no dia 0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1 – Efetuar Login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a interface HTML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login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9"/>
          <table:table-cell table:style-name="ce95" table:number-columns-repeated="2"/>
          <table:table-cell table:style-name="ce80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2 – Efetuar Logoff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r a interface HTML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logoff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3 – Esqueci minha senha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07" calcext:value-type="date">
            <text:p>07/11/16</text:p>
          </table:table-cell>
          <table:table-cell table:style-name="ce80" office:value-type="string" calcext:value-type="string">
            <text:p>Tarefa realizada no dia 0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a interface HTML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08" calcext:value-type="date">
            <text:p>08/11/16</text:p>
          </table:table-cell>
          <table:table-cell table:style-name="ce80" office:value-type="string" calcext:value-type="string">
            <text:p>Tarefa realizada no dia 0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esqueci minha senh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1" table:number-columns-spanned="4" table:number-rows-spanned="1"/>
          <table:covered-table-cell table:number-columns-repeated="2" table:style-name="ce96"/>
          <table:covered-table-cell table:style-name="ce103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18 – Cadastrar formando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09" calcext:value-type="date">
            <text:p>09/11/16</text:p>
          </table:table-cell>
          <table:table-cell table:style-name="ce80" office:value-type="string" calcext:value-type="string">
            <text:p>Tarefa realizada no dia 09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a interface HTML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0" calcext:value-type="date">
            <text:p>10/11/16</text:p>
          </table:table-cell>
          <table:table-cell table:style-name="ce80" office:value-type="string" calcext:value-type="string">
            <text:p>Tarefa realizada no dia 10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80" office:value-type="string" calcext:value-type="string">
            <text:p>Tarefa realizada no dia 14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o script do BD – tabela formando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80" office:value-type="string" calcext:value-type="string">
            <text:p>Tarefa realizada no dia 14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cadastro de formandos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19 – Listar formandos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80" office:value-type="string" calcext:value-type="string">
            <text:p>Tarefa realizada no dia 14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r a interface HTML para listagem de formando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80" office:value-type="string" calcext:value-type="string">
            <text:p>Tarefa realizada no dia 14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listagem de formandos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20 – Visualizar formando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1" calcext:value-type="date">
            <text:p>11/11/16</text:p>
          </table:table-cell>
          <table:table-cell table:style-name="ce80" office:value-type="string" calcext:value-type="string">
            <text:p>Tarefa realizada no dia 11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80" office:value-type="string" calcext:value-type="string">
            <text:p>Tarefa realizada no dia 14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r a interface HTML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104" office:value-type="string" calcext:value-type="string">
            <text:p>Inclusão do botão visualizar na página com a listagem de formandos. Tarefa realizada no dia 14/11/16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Desabilitar os campos no HTML para bloqueio de edição</text:p>
          </table:table-cell>
          <table:table-cell table:style-name="ce97" office:value-type="string" calcext:value-type="string">
            <text:p>Jonas Ayres</text:p>
          </table:table-cell>
          <table:table-cell table:style-name="ce100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Testar a funcionalidade de visualização de formando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21 – Buscar formando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4" calcext:value-type="date">
            <text:p>14/11/16</text:p>
          </table:table-cell>
          <table:table-cell table:style-name="ce80" office:value-type="string" calcext:value-type="string">
            <text:p>Tarefa realizada no dia 14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Implementar o método Buscar formando (Controle e DAO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Ajuste de página HTML Listar formando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6" calcext:value-type="date">
            <text:p>16/11/16</text:p>
          </table:table-cell>
          <table:table-cell table:style-name="ce104" office:value-type="string" calcext:value-type="string">
            <text:p>Inclusão da ferramenta de busca na página com a listagem de formandos. 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Testar a funcionalidade de busca de formando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22 – Editar formando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6" calcext:value-type="date">
            <text:p>16/11/16</text:p>
          </table:table-cell>
          <table:table-cell table:style-name="ce80" office:value-type="string" calcext:value-type="string">
            <text:p>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Implementar o método Editar formando (Controle e DAO)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6" calcext:value-type="date">
            <text:p>16/11/16</text:p>
          </table:table-cell>
          <table:table-cell table:style-name="ce80" office:value-type="string" calcext:value-type="string">
            <text:p>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Ajuste de página HTML Listar formando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7" calcext:value-type="date">
            <text:p>17/11/16</text:p>
          </table:table-cell>
          <table:table-cell table:style-name="ce104" office:value-type="string" calcext:value-type="string">
            <text:p>Inclusão do botão editar na página com a listagem de formandos. Tarefa realizada no dia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Testar a funcionalidade de edição de formando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23 – Excluir formando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Jonas Ayres</text:p>
          </table:table-cell>
          <table:table-cell table:style-name="ce100" office:value-type="date" office:date-value="2016-11-15" calcext:value-type="date">
            <text:p>15/11/16</text:p>
          </table:table-cell>
          <table:table-cell table:style-name="ce80" office:value-type="string" calcext:value-type="string">
            <text:p>Tarefa realizada no dia 15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Jonas Ayres</text:p>
          </table:table-cell>
          <table:table-cell table:style-name="ce100" office:value-type="date" office:date-value="2016-11-16" calcext:value-type="date">
            <text:p>16/11/16</text:p>
          </table:table-cell>
          <table:table-cell table:style-name="ce80" office:value-type="string" calcext:value-type="string">
            <text:p>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Jonas Ayres</text:p>
          </table:table-cell>
          <table:table-cell table:style-name="ce100" office:value-type="date" office:date-value="2016-11-16" calcext:value-type="date">
            <text:p>16/11/16</text:p>
          </table:table-cell>
          <table:table-cell table:style-name="ce80" office:value-type="string" calcext:value-type="string">
            <text:p>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Implementar o método Excluir formando (Controle e DAO)</text:p>
          </table:table-cell>
          <table:table-cell table:style-name="ce97" office:value-type="string" calcext:value-type="string">
            <text:p>Jonas Ayres</text:p>
          </table:table-cell>
          <table:table-cell table:style-name="ce100" office:value-type="date" office:date-value="2016-11-17" calcext:value-type="date">
            <text:p>17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Ajuste de página HTML Listar formandos</text:p>
          </table:table-cell>
          <table:table-cell table:style-name="ce97" office:value-type="string" calcext:value-type="string">
            <text:p>Jonas Ayres</text:p>
          </table:table-cell>
          <table:table-cell table:style-name="ce100" office:value-type="date" office:date-value="2016-11-17" calcext:value-type="date">
            <text:p>17/11/16</text:p>
          </table:table-cell>
          <table:table-cell table:style-name="ce104" office:value-type="string" calcext:value-type="string">
            <text:p>Inclusão do botão excluir na página com a listagem de formandos. Tarefa realizada no dia 17/11/16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Testar a funcionalidade de exclusão de formando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1" table:number-columns-spanned="4" table:number-rows-spanned="1"/>
          <table:covered-table-cell table:number-columns-repeated="2" table:style-name="ce96"/>
          <table:covered-table-cell table:style-name="ce103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10 – Gerar relatório de funcionários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6" calcext:value-type="date">
            <text:p>16/11/16</text:p>
          </table:table-cell>
          <table:table-cell table:style-name="ce80" office:value-type="string" calcext:value-type="string">
            <text:p>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6" calcext:value-type="date">
            <text:p>16/11/16</text:p>
          </table:table-cell>
          <table:table-cell table:style-name="ce80" office:value-type="string" calcext:value-type="string">
            <text:p>Tarefa realizada no dia 16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7" calcext:value-type="date">
            <text:p>17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a interface HTML para geração de relatório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7" calcext:value-type="date">
            <text:p>17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7" calcext:value-type="date">
            <text:p>17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Andrius da Silva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geração de relatório de funcionários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17 – Gerar relatório de contratos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7" calcext:value-type="date">
            <text:p>17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8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8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a interface HTML para geração de relatório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21" calcext:value-type="date">
            <text:p>21/11/16</text:p>
          </table:table-cell>
          <table:table-cell table:style-name="ce80" office:value-type="string" calcext:value-type="string">
            <text:p>Tarefa realizada no dia 2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21" calcext:value-type="date">
            <text:p>21/11/16</text:p>
          </table:table-cell>
          <table:table-cell table:style-name="ce80" office:value-type="string" calcext:value-type="string">
            <text:p>Tarefa realizada no dia 2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22" calcext:value-type="date">
            <text:p>22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22" calcext:value-type="date">
            <text:p>22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Rodrigo Maria</text:p>
          </table:table-cell>
          <table:table-cell table:style-name="ce99" office:value-type="date" office:date-value="2016-11-23" calcext:value-type="date">
            <text:p>23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geração de relatório de contratos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86" table:number-columns-spanned="4" table:number-rows-spanned="1"/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7" office:value-type="string" calcext:value-type="string" table:number-columns-spanned="4" table:number-rows-spanned="1">
            <text:p>Estória de Usuário: 24 – Gerar relatório de formandos</text:p>
          </table:table-cell>
          <table:covered-table-cell table:number-columns-repeated="2" table:style-name="ce95"/>
          <table:covered-table-cell table:style-name="ce102"/>
          <table:table-cell table:number-columns-repeated="1020"/>
        </table:table-row>
        <table:table-row table:style-name="ro1">
          <table:table-cell table:style-name="ce88" office:value-type="string" calcext:value-type="string">
            <text:p>Tarefa</text:p>
          </table:table-cell>
          <table:table-cell table:style-name="ce96" office:value-type="string" calcext:value-type="string">
            <text:p>Responsável</text:p>
          </table:table-cell>
          <table:table-cell table:style-name="ce96" office:value-type="string" calcext:value-type="string">
            <text:p>Data prevista para entrega</text:p>
          </table:table-cell>
          <table:table-cell table:style-name="ce103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Escrever o caso de uso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Modelar as classes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18" calcext:value-type="date">
            <text:p>18/11/16</text:p>
          </table:table-cell>
          <table:table-cell table:style-name="ce80" office:value-type="string" calcext:value-type="string">
            <text:p>Tarefa realizada no dia 17/11/16.</text:p>
          </table:table-cell>
          <table:table-cell table:number-columns-repeated="1020"/>
        </table:table-row>
        <table:table-row table:style-name="ro1">
          <table:table-cell table:style-name="ce89" office:value-type="string" calcext:value-type="string">
            <text:p>Criar diagrama de sequência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21" calcext:value-type="date">
            <text:p>21/11/16</text:p>
          </table:table-cell>
          <table:table-cell table:style-name="ce80" office:value-type="string" calcext:value-type="string">
            <text:p>Tarefa realizada no dia 2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Criar a interface HTML para geração de relatório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21" calcext:value-type="date">
            <text:p>21/11/16</text:p>
          </table:table-cell>
          <table:table-cell table:style-name="ce80" office:value-type="string" calcext:value-type="string">
            <text:p>Tarefa realizada no dia 21/11/16.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finir estilo utilizando PrimeFaces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22" calcext:value-type="date">
            <text:p>22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cliente)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22" calcext:value-type="date">
            <text:p>22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validações (lado servidor)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23" calcext:value-type="date">
            <text:p>23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Implementar as classes de acesso ao BD</text:p>
          </table:table-cell>
          <table:table-cell table:style-name="ce97" office:value-type="string" calcext:value-type="string">
            <text:p>Jonas Ayres</text:p>
          </table:table-cell>
          <table:table-cell table:style-name="ce99" office:value-type="date" office:date-value="2016-11-23" calcext:value-type="date">
            <text:p>23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Testar a funcionalidade de geração de relatório de formandos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4" calcext:value-type="date">
            <text:p>24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Refinamento implementação (após testes)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date" office:date-value="2016-11-25" calcext:value-type="date">
            <text:p>25/11/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Demonstrar a estória</text:p>
          </table:table-cell>
          <table:table-cell table:style-name="ce95" office:value-type="string" calcext:value-type="string">
            <text:p>Todos participam</text:p>
          </table:table-cell>
          <table:table-cell table:style-name="ce99" office:value-type="string" calcext:value-type="string">
            <text:p>28/11/2016 e 01/12/2016</text:p>
          </table:table-cell>
          <table:table-cell table:style-name="ce80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92" table:number-columns-spanned="4" table:number-rows-spanned="1"/>
          <table:covered-table-cell table:number-columns-repeated="2" table:style-name="ce98"/>
          <table:covered-table-cell table:style-name="ce105"/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9:25:00.17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Backlog" style:display-name="PageStyle_Product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alentAyres '</meta:initial-creator>
    <meta:creation-date>2016-09-04T19:56:37</meta:creation-date>
    <dc:date>2016-11-21T09:31:49.050000000</dc:date>
    <meta:generator>LibreOffice/5.1.5.2$Windows_X86_64 LibreOffice_project/7a864d8825610a8c07cfc3bc01dd4fce6a9447e5</meta:generator>
    <meta:editing-duration>PT3H56M25S</meta:editing-duration>
    <meta:editing-cycles>67</meta:editing-cycles>
    <meta:document-statistic meta:table-count="3" meta:cell-count="11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